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piedad</text:p>
          </table:table-cell>
          <table:table-cell office:value-type="string" calcext:value-type="string">
            <text:p>Módulo elástico [Pa]</text:p>
          </table:table-cell>
          <table:table-cell office:value-type="string" calcext:value-type="string">
            <text:p>Módulo Poisson</text:p>
          </table:table-cell>
          <table:table-cell office:value-type="string" calcext:value-type="string">
            <text:p>Resistencia [P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'Longitudinal_Tension.csv'</text:p>
          </table:table-cell>
          <table:table-cell table:formula="of:=[.J2] * 6894759999.639" office:value-type="float" office:value="158489089688.102" calcext:value-type="float">
            <text:p>158.49E+09</text:p>
          </table:table-cell>
          <table:table-cell office:value-type="float" office:value="0.315611" calcext:value-type="float">
            <text:p>0.315611</text:p>
          </table:table-cell>
          <table:table-cell table:formula="of:= [.K2] * 6894759.999639" office:value-type="float" office:value="2233077626.58708" calcext:value-type="float">
            <text:p>2.23E+09</text:p>
          </table:table-cell>
          <table:table-cell table:number-columns-repeated="5"/>
          <table:table-cell office:value-type="float" office:value="22.98689" calcext:value-type="float">
            <text:p>22.98689</text:p>
          </table:table-cell>
          <table:table-cell office:value-type="float" office:value="323.8804" calcext:value-type="float">
            <text:p>323.8804</text:p>
          </table:table-cell>
        </table:table-row>
        <table:table-row table:style-name="ro1">
          <table:table-cell office:value-type="string" calcext:value-type="string">
            <text:p>'Longitudinal_Compression.csv'</text:p>
          </table:table-cell>
          <table:table-cell table:formula="of:=[.J3] * 6894759999.639" office:value-type="float" office:value="140932114245.541" calcext:value-type="float">
            <text:p>140.93E+09</text:p>
          </table:table-cell>
          <table:table-cell office:value-type="float" office:value="0.3563" calcext:value-type="float">
            <text:p>0.3563</text:p>
          </table:table-cell>
          <table:table-cell table:number-columns-repeated="6"/>
          <table:table-cell office:value-type="float" office:value="20.440467" calcext:value-type="float">
            <text:p>20.440467</text:p>
          </table:table-cell>
          <table:table-cell/>
        </table:table-row>
        <table:table-row table:style-name="ro1">
          <table:table-cell office:value-type="string" calcext:value-type="string">
            <text:p>'Transverse_Tension.csv'</text:p>
          </table:table-cell>
          <table:table-cell table:formula="of:=[.J4] * 6894759999.639" office:value-type="float" office:value="8949053741.53144" calcext:value-type="float">
            <text:p>8.95E+09</text:p>
          </table:table-cell>
          <table:table-cell/>
          <table:table-cell table:formula="of:= [.K4] * 6894759.999639" office:value-type="float" office:value="51236340.5093173" calcext:value-type="float">
            <text:p>51.24E+06</text:p>
          </table:table-cell>
          <table:table-cell table:number-columns-repeated="5"/>
          <table:table-cell office:value-type="float" office:value="1.29795" calcext:value-type="float">
            <text:p>1.29795</text:p>
          </table:table-cell>
          <table:table-cell office:value-type="float" office:value="7.4312" calcext:value-type="float">
            <text:p>7.4312</text:p>
          </table:table-cell>
        </table:table-row>
        <table:table-row table:style-name="ro1">
          <table:table-cell office:value-type="string" calcext:value-type="string">
            <text:p>'Transverse_Compression.csv'</text:p>
          </table:table-cell>
          <table:table-cell table:formula="of:=[.J5] * 6894759999.639" office:value-type="float" office:value="9712303673.49148" calcext:value-type="float">
            <text:p>9.71E+09</text:p>
          </table:table-cell>
          <table:table-cell office:value-type="float" office:value="0.0235" calcext:value-type="float">
            <text:p>0.0235</text:p>
          </table:table-cell>
          <table:table-cell table:formula="of:= [.K5] * 6894759.999639" office:value-type="float" office:value="254726218.710663" calcext:value-type="float">
            <text:p>254.73E+06</text:p>
          </table:table-cell>
          <table:table-cell table:number-columns-repeated="5"/>
          <table:table-cell office:value-type="float" office:value="1.40865" calcext:value-type="float">
            <text:p>1.40865</text:p>
          </table:table-cell>
          <table:table-cell office:value-type="float" office:value="36.9449" calcext:value-type="float">
            <text:p>36.9449</text:p>
          </table:table-cell>
        </table:table-row>
        <table:table-row table:style-name="ro1">
          <table:table-cell office:value-type="string" calcext:value-type="string">
            <text:p>'In-Plane_Shear.csv'</text:p>
          </table:table-cell>
          <table:table-cell table:formula="of:=[.J6] * 6894759999.639" office:value-type="float" office:value="4648791929.7566" calcext:value-type="float">
            <text:p>4.65E+09</text:p>
          </table:table-cell>
          <table:table-cell/>
          <table:table-cell table:formula="of:= [.K6] * 6894759.999639" office:value-type="float" office:value="88686608.3993565" calcext:value-type="float">
            <text:p>88.69E+06</text:p>
          </table:table-cell>
          <table:table-cell/>
          <table:table-cell office:value-type="string" calcext:value-type="string">
            <text:p>Densidad 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0.67425" calcext:value-type="float">
            <text:p>0.67425</text:p>
          </table:table-cell>
          <table:table-cell office:value-type="float" office:value="12.8629" calcext:value-type="float">
            <text:p>12.86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nillos (tracción)</text:p>
          </table:table-cell>
          <table:table-cell table:style-name="ce1" office:value-type="string" calcext:value-type="string">
            <text:p>Rigidizadores (compresión)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astic Modulus 11</text:p>
          </table:table-cell>
          <table:table-cell office:value-type="float" office:value="158489089688.102" calcext:value-type="float">
            <text:p>158.49E+09</text:p>
          </table:table-cell>
          <table:table-cell table:style-name="ce1" office:value-type="float" office:value="140932114245.541" calcext:value-type="float">
            <text:p>140.93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astic Modulus 22</text:p>
          </table:table-cell>
          <table:table-cell office:value-type="float" office:value="8949053741.53144" calcext:value-type="float">
            <text:p>8.95E+09</text:p>
          </table:table-cell>
          <table:table-cell table:style-name="ce1" office:value-type="float" office:value="9712303673.49148" calcext:value-type="float">
            <text:p>9.71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sson Ratio 12</text:p>
          </table:table-cell>
          <table:table-cell table:style-name="Default" office:value-type="float" office:value="0.315611" calcext:value-type="float">
            <text:p>0.315611</text:p>
          </table:table-cell>
          <table:table-cell office:value-type="float" office:value="0.3563" calcext:value-type="float">
            <text:p>0.3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ar Modulus 12</text:p>
          </table:table-cell>
          <table:table-cell office:value-type="float" office:value="4648791929.7566" calcext:value-type="float">
            <text:p>4.65E+09</text:p>
          </table:table-cell>
          <table:table-cell table:style-name="ce1" office:value-type="float" office:value="4648791929.7566" calcext:value-type="float">
            <text:p>4.65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ar Modulus 23</text:p>
          </table:table-cell>
          <table:table-cell office:value-type="float" office:value="4648791929.7566" calcext:value-type="float">
            <text:p>4.65E+09</text:p>
          </table:table-cell>
          <table:table-cell table:style-name="ce1" office:value-type="float" office:value="4648791929.7566" calcext:value-type="float">
            <text:p>4.65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ar Modulus 13</text:p>
          </table:table-cell>
          <table:table-cell office:value-type="float" office:value="4648791929.7566" calcext:value-type="float">
            <text:p>4.65E+09</text:p>
          </table:table-cell>
          <table:table-cell table:style-name="ce1" office:value-type="float" office:value="4648791929.7566" calcext:value-type="float">
            <text:p>4.65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sity</text:p>
          </table:table-cell>
          <table:table-cell table:style-name="Default" office:value-type="float" office:value="1580" calcext:value-type="float">
            <text:p>1580</text:p>
          </table:table-cell>
          <table:table-cell office:value-type="float" office:value="1580" calcext:value-type="float">
            <text:p>158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nsion Stress Limit 11</text:p>
          </table:table-cell>
          <table:table-cell office:value-type="float" office:value="2233077626.58708" calcext:value-type="float">
            <text:p>2.23E+09</text:p>
          </table:table-cell>
          <table:table-cell table:style-name="ce1" office:value-type="float" office:value="2233077626.58708" calcext:value-type="float">
            <text:p>2.23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sion Stress Limit 22</text:p>
          </table:table-cell>
          <table:table-cell office:value-type="float" office:value="51236340.5093173" calcext:value-type="float">
            <text:p>51.24E+06</text:p>
          </table:table-cell>
          <table:table-cell table:style-name="ce1" office:value-type="float" office:value="51236340.5093173" calcext:value-type="float">
            <text:p>51.24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ress Stress Limit 11</text:p>
          </table:table-cell>
          <table:table-cell office:value-type="float" office:value="1690000000" calcext:value-type="float">
            <text:p>1.69E+09</text:p>
          </table:table-cell>
          <table:table-cell table:style-name="ce1" office:value-type="float" office:value="1690000000" calcext:value-type="float">
            <text:p>1.69E+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ress Stress Limit 22</text:p>
          </table:table-cell>
          <table:table-cell office:value-type="float" office:value="254726218.710663" calcext:value-type="float">
            <text:p>254.73E+06</text:p>
          </table:table-cell>
          <table:table-cell table:style-name="ce1" office:value-type="float" office:value="254726218.710663" calcext:value-type="float">
            <text:p>254.73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ar Stress Limit</text:p>
          </table:table-cell>
          <table:table-cell office:value-type="float" office:value="88686608.3993565" calcext:value-type="float">
            <text:p>88.69E+06</text:p>
          </table:table-cell>
          <table:table-cell table:style-name="ce1" office:value-type="float" office:value="88686608.3993565" calcext:value-type="float">
            <text:p>88.69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nding Shear Stress Limit</text:p>
          </table:table-cell>
          <table:table-cell office:value-type="float" office:value="88686608.3993565" calcext:value-type="float">
            <text:p>88.69E+06</text:p>
          </table:table-cell>
          <table:table-cell table:style-name="ce1" office:value-type="float" office:value="88686608.3993565" calcext:value-type="float">
            <text:p>88.69E+06</text:p>
          </table:table-cell>
          <table:table-cell table:number-columns-repeated="8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1:35:39.494790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generator>LibreOffice/6.4.7.2$Linux_X86_64 LibreOffice_project/40$Build-2</meta:generator>
    <dc:date>2021-11-24T12:16:51.358022885</dc:date>
    <meta:editing-duration>PT19M18S</meta:editing-duration>
    <meta:editing-cycles>3</meta:editing-cycles>
    <meta:document-statistic meta:table-count="1" meta:cell-count="73" meta:object-count="0"/>
  </office:meta>
</office:document-meta>
</file>